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fo:font-style="normal" style:font-style-asian="normal" style:font-style-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easureables</text:h>
      <text:h text:style-name="Heading_20_2" text:outline-level="2">Time</text:h>
      <text:h text:style-name="Heading_20_3" text:outline-level="3">Wall Time</text:h>
      <text:p text:style-name="Text_20_body">This is the time that passes while the system is in operation, regardless of wether it is idle or not. This is almost certainly the best option for a easy to understand comparision of the performance of the various systems.</text:p>
      <text:h text:style-name="Heading_20_3" text:outline-level="3">CPU Time</text:h>
      <text:p text:style-name="Text_20_body">This is amount of time that passes while the timed process has control of the CPU. Due to other processes on the same machine, network and disk latencies and other idleness this will always be lower than the Wall Time. This can be an interesting metric as it removes network latencies from the performance however it is only useful if the process being measured performs work – measuring a process which is blocked waiting for another to perform the work will produce a very low CPU time.</text:p>
      <text:h text:style-name="P2" text:outline-level="2">Space</text:h>
      <text:h text:style-name="Heading_20_3" text:outline-level="3">Memory Usage</text:h>
      <text:p text:style-name="Text_20_body">Memory usage is an important metric, in that if more memory is usage for the same task the scaleability will be lower. Measuring memory is tricky with things such as shared libraries being shared between processes and virtual memory meaning inactive portions of memory can be swapped out and cause no loss of performance[1]. Although counting shared memory in each process may produce an inaccurate total figure, it is accurate for a single process with no other process to share the memory with.</text:p>
      <text:p text:style-name="Text_20_body">[1] <text:a xlink:type="simple" xlink:href="http://mail.gnome.org/archives/gnome-list/1999-September/msg00036.html">http://mail.gnome.org/archives/gnome-list/1999-September/msg00036.html</text:a></text:p>
      <text:p text:style-name="Text_20_body">[2] http://bmaurer.blogspot.com/2006/03/memory-usage-with-smaps.html</text:p>
      <text:h text:style-name="Heading_20_3" text:outline-level="3">Network Traffic</text:h>
      <text:p text:style-name="Text_20_body">Network links are the slowest part of any computer system, and the more data is pushed through them the slower things will be. Measuring the network traffic of an application is tricky as it may have many connections open at once, so it's tricky to measure from within the application however it cannot be measured at the operating system level as other processes may be using the network.</text:p>
      <text:p text:style-name="Text_20_body">In PyLinda all network traffic is sent through one section of code before being passed to the network layer. The length of the message can be calculated, and the TCP header added on (24 bytes). Server to server communication needs to be seperated from server to client communication, as the latter is virtually instaneous with unlimited bandwith.</text:p>
      <text:h text:style-name="Heading_20_3" text:outline-level="3">Disk Space</text:h>
      <text:p text:style-name="Text_20_body">Aside from virtual memory, which fingers crossed isn't need, PyLinda doesn't use any additional disk space. Unless you're counting the size of the executables, but that's not really releva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master-page-name=""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ndrew Wilkinson</meta:initial-creator>
    <meta:creation-date>2007-01-15T16:30:32</meta:creation-date>
    <dc:creator>Andrew Wilkinson</dc:creator>
    <dc:date>2007-01-15T17:51:05</dc:date>
    <dc:language>en-US</dc:language>
    <meta:editing-cycles>4</meta:editing-cycles>
    <meta:editing-duration>PT50M12S</meta:editing-duration>
    <meta:user-defined meta:name="Info 1"/>
    <meta:user-defined meta:name="Info 2"/>
    <meta:user-defined meta:name="Info 3"/>
    <meta:user-defined meta:name="Info 4"/>
    <meta:document-statistic meta:table-count="0" meta:image-count="0" meta:object-count="0" meta:page-count="1" meta:paragraph-count="16" meta:word-count="396" meta:character-count="2350"/>
  </office:meta>
</office:document-meta>
</file>